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Contents_20_4">
      <style:paragraph-properties>
        <style:tab-stops>
          <style:tab-stop style:position="6.1028in" style:type="right" style:leader-style="dotted" style:leader-text="."/>
        </style:tab-stops>
      </style:paragraph-properties>
    </style:style>
    <style:style style:name="P3" style:family="paragraph" style:parent-style-name="Contents_20_5">
      <style:paragraph-properties>
        <style:tab-stops>
          <style:tab-stop style:position="5.9055in" style:type="right" style:leader-style="dotted" style:leader-text="."/>
        </style:tab-stops>
      </style:paragraph-properties>
    </style:style>
    <style:style style:name="P4" style:family="paragraph" style:parent-style-name="Text_20_body">
      <style:text-properties officeooo:paragraph-rsid="00123aff"/>
    </style:style>
    <style:style style:name="P5" style:family="paragraph" style:parent-style-name="Text_20_body">
      <style:text-properties officeooo:rsid="01076702" officeooo:paragraph-rsid="00123aff"/>
    </style:style>
    <style:style style:name="P6" style:family="paragraph" style:parent-style-name="Text_20_body">
      <style:text-properties officeooo:rsid="00bd8ed6" officeooo:paragraph-rsid="00123aff"/>
    </style:style>
    <style:style style:name="P7" style:family="paragraph" style:parent-style-name="Text_20_body">
      <style:text-properties officeooo:rsid="00c4f866" officeooo:paragraph-rsid="00123aff"/>
    </style:style>
    <style:style style:name="P8" style:family="paragraph" style:parent-style-name="Text_20_body">
      <style:text-properties officeooo:rsid="00da37ef" officeooo:paragraph-rsid="00123aff"/>
    </style:style>
    <style:style style:name="P9" style:family="paragraph" style:parent-style-name="Text_20_body">
      <style:text-properties officeooo:rsid="00db80b3" officeooo:paragraph-rsid="00123aff"/>
    </style:style>
    <style:style style:name="P10" style:family="paragraph" style:parent-style-name="Text_20_body">
      <style:text-properties officeooo:rsid="00e654e2" officeooo:paragraph-rsid="00123aff"/>
    </style:style>
    <style:style style:name="P11" style:family="paragraph" style:parent-style-name="Text_20_body">
      <style:text-properties officeooo:rsid="00e8f2de" officeooo:paragraph-rsid="00123aff"/>
    </style:style>
    <style:style style:name="P12" style:family="paragraph" style:parent-style-name="Text_20_body">
      <style:text-properties officeooo:rsid="00f166aa" officeooo:paragraph-rsid="00123aff"/>
    </style:style>
    <style:style style:name="P13" style:family="paragraph" style:parent-style-name="Text_20_body">
      <style:text-properties officeooo:rsid="01027e3d" officeooo:paragraph-rsid="00123aff"/>
    </style:style>
    <style:style style:name="P14" style:family="paragraph" style:parent-style-name="Text_20_body">
      <style:text-properties officeooo:rsid="011caf3b" officeooo:paragraph-rsid="00123aff"/>
    </style:style>
    <style:style style:name="P15" style:family="paragraph" style:parent-style-name="Text_20_body">
      <style:text-properties officeooo:rsid="0138d01b" officeooo:paragraph-rsid="00123aff"/>
    </style:style>
    <style:style style:name="P16" style:family="paragraph" style:parent-style-name="Text_20_body">
      <style:text-properties officeooo:rsid="015838ac" officeooo:paragraph-rsid="00123aff"/>
    </style:style>
    <style:style style:name="P17" style:family="paragraph" style:parent-style-name="Text_20_body">
      <style:text-properties officeooo:rsid="0169c892" officeooo:paragraph-rsid="00123aff"/>
    </style:style>
    <style:style style:name="P18" style:family="paragraph" style:parent-style-name="Text_20_body">
      <style:text-properties officeooo:rsid="0188aae5" officeooo:paragraph-rsid="00123aff"/>
    </style:style>
    <style:style style:name="P19" style:family="paragraph" style:parent-style-name="Text_20_body">
      <style:text-properties officeooo:rsid="019084d7" officeooo:paragraph-rsid="00123aff"/>
    </style:style>
    <style:style style:name="P20" style:family="paragraph" style:parent-style-name="Text_20_body">
      <style:text-properties officeooo:rsid="01b38c34" officeooo:paragraph-rsid="00123aff"/>
    </style:style>
    <style:style style:name="P21" style:family="paragraph" style:parent-style-name="Heading_20_3">
      <style:paragraph-properties fo:break-before="page"/>
      <style:text-properties officeooo:paragraph-rsid="00123aff"/>
    </style:style>
    <style:style style:name="P22" style:family="paragraph" style:parent-style-name="Heading_20_3">
      <style:text-properties officeooo:paragraph-rsid="00123aff"/>
    </style:style>
    <style:style style:name="P23" style:family="paragraph" style:parent-style-name="Heading_20_3">
      <style:text-properties officeooo:rsid="00b50509" officeooo:paragraph-rsid="00123aff"/>
    </style:style>
    <style:style style:name="P24" style:family="paragraph" style:parent-style-name="Heading_20_3">
      <style:text-properties officeooo:rsid="00d44e46" officeooo:paragraph-rsid="00123aff"/>
    </style:style>
    <style:style style:name="P25" style:family="paragraph" style:parent-style-name="Heading_20_3">
      <style:text-properties officeooo:rsid="00ae9f86" officeooo:paragraph-rsid="00123aff"/>
    </style:style>
    <style:style style:name="P26" style:family="paragraph" style:parent-style-name="Heading_20_4">
      <style:text-properties officeooo:paragraph-rsid="00123aff"/>
    </style:style>
    <style:style style:name="P27" style:family="paragraph" style:parent-style-name="Heading_20_4">
      <style:text-properties officeooo:paragraph-rsid="0013a8f6"/>
    </style:style>
    <style:style style:name="P28" style:family="paragraph" style:parent-style-name="Heading_20_4">
      <style:text-properties officeooo:rsid="012aef3f" officeooo:paragraph-rsid="00123aff"/>
    </style:style>
    <style:style style:name="P29" style:family="paragraph" style:parent-style-name="Heading_20_4">
      <style:text-properties officeooo:rsid="01076702" officeooo:paragraph-rsid="00123aff"/>
    </style:style>
    <style:style style:name="P30" style:family="paragraph" style:parent-style-name="Heading_20_5">
      <style:text-properties officeooo:paragraph-rsid="00123aff"/>
    </style:style>
    <style:style style:name="P31" style:family="paragraph" style:parent-style-name="Heading_20_5">
      <style:text-properties officeooo:rsid="01076702" officeooo:paragraph-rsid="00123aff"/>
    </style:style>
    <style:style style:name="P32" style:family="paragraph" style:parent-style-name="Text_20_body">
      <style:text-properties officeooo:paragraph-rsid="00123aff"/>
    </style:style>
    <style:style style:name="P33" style:family="paragraph" style:parent-style-name="Text_20_body">
      <style:text-properties officeooo:rsid="0019cacd" officeooo:paragraph-rsid="0019cacd"/>
    </style:style>
    <style:style style:name="P34" style:family="paragraph" style:parent-style-name="Text_20_body">
      <style:text-properties officeooo:rsid="001b9b71" officeooo:paragraph-rsid="001b9b71"/>
    </style:style>
    <style:style style:name="T1" style:family="text">
      <style:text-properties officeooo:rsid="00b25728"/>
    </style:style>
    <style:style style:name="T2" style:family="text">
      <style:text-properties officeooo:rsid="00ca933f"/>
    </style:style>
    <style:style style:name="T3" style:family="text">
      <style:text-properties officeooo:rsid="01bd5178"/>
    </style:style>
    <style:style style:name="T4" style:family="text">
      <style:text-properties officeooo:rsid="00b64fe3"/>
    </style:style>
    <style:style style:name="T5" style:family="text">
      <style:text-properties officeooo:rsid="0128411e"/>
    </style:style>
    <style:style style:name="T6" style:family="text">
      <style:text-properties officeooo:rsid="00d4dd39"/>
    </style:style>
    <style:style style:name="T7" style:family="text">
      <style:text-properties officeooo:rsid="00c29f44"/>
    </style:style>
    <style:style style:name="T8" style:family="text">
      <style:text-properties officeooo:rsid="00bd8ed6"/>
    </style:style>
    <style:style style:name="T9" style:family="text">
      <style:text-properties officeooo:rsid="00c395ff"/>
    </style:style>
    <style:style style:name="T10" style:family="text">
      <style:text-properties officeooo:rsid="00d2b503"/>
    </style:style>
    <style:style style:name="T11" style:family="text">
      <style:text-properties officeooo:rsid="00e30467"/>
    </style:style>
    <style:style style:name="T12" style:family="text">
      <style:text-properties fo:font-weight="bold" officeooo:rsid="00e30467" style:font-weight-asian="bold" style:font-weight-complex="bold"/>
    </style:style>
    <style:style style:name="T13" style:family="text">
      <style:text-properties fo:font-weight="bold" officeooo:rsid="00e327a6" style:font-weight-asian="bold" style:font-weight-complex="bold"/>
    </style:style>
    <style:style style:name="T14" style:family="text">
      <style:text-properties officeooo:rsid="00e327a6"/>
    </style:style>
    <style:style style:name="T15" style:family="text">
      <style:text-properties officeooo:rsid="00e4acc2"/>
    </style:style>
    <style:style style:name="T16" style:family="text">
      <style:text-properties officeooo:rsid="00e3e3ab"/>
    </style:style>
    <style:style style:name="T17" style:family="text">
      <style:text-properties officeooo:rsid="00e40252"/>
    </style:style>
    <style:style style:name="T18" style:family="text">
      <style:text-properties officeooo:rsid="00e2f4c1"/>
    </style:style>
    <style:style style:name="T19" style:family="text">
      <style:text-properties officeooo:rsid="01246052"/>
    </style:style>
    <style:style style:name="T20" style:family="text">
      <style:text-properties officeooo:rsid="00f9ee96"/>
    </style:style>
    <style:style style:name="T21" style:family="text">
      <style:text-properties officeooo:rsid="00dc79f7"/>
    </style:style>
    <style:style style:name="T22" style:family="text">
      <style:text-properties style:text-underline-style="solid" style:text-underline-width="auto" style:text-underline-color="font-color" officeooo:rsid="00fac940"/>
    </style:style>
    <style:style style:name="T23" style:family="text">
      <style:text-properties style:text-underline-style="solid" style:text-underline-width="auto" style:text-underline-color="font-color" officeooo:rsid="010a71f1"/>
    </style:style>
    <style:style style:name="T24" style:family="text">
      <style:text-properties style:text-underline-style="solid" style:text-underline-width="auto" style:text-underline-color="font-color" officeooo:rsid="01493b34"/>
    </style:style>
    <style:style style:name="T25" style:family="text">
      <style:text-properties officeooo:rsid="00fac940"/>
    </style:style>
    <style:style style:name="T26" style:family="text">
      <style:text-properties officeooo:rsid="00e06ecf"/>
    </style:style>
    <style:style style:name="T27" style:family="text">
      <style:text-properties officeooo:rsid="00de444d"/>
    </style:style>
    <style:style style:name="T28" style:family="text">
      <style:text-properties officeooo:rsid="00f650e4"/>
    </style:style>
    <style:style style:name="T29" style:family="text">
      <style:text-properties officeooo:rsid="00e818f4"/>
    </style:style>
    <style:style style:name="T30" style:family="text">
      <style:text-properties officeooo:rsid="00ea1575"/>
    </style:style>
    <style:style style:name="T31" style:family="text">
      <style:text-properties officeooo:rsid="00ebdd59"/>
    </style:style>
    <style:style style:name="T32" style:family="text">
      <style:text-properties officeooo:rsid="00ec3b2c"/>
    </style:style>
    <style:style style:name="T33" style:family="text">
      <style:text-properties officeooo:rsid="00f805da"/>
    </style:style>
    <style:style style:name="T34" style:family="text">
      <style:text-properties officeooo:rsid="00f40641"/>
    </style:style>
    <style:style style:name="T35" style:family="text">
      <style:text-properties officeooo:rsid="00f23d6e"/>
    </style:style>
    <style:style style:name="T36" style:family="text">
      <style:text-properties officeooo:rsid="00b053a9"/>
    </style:style>
    <style:style style:name="T37" style:family="text">
      <style:text-properties officeooo:rsid="0117054b"/>
    </style:style>
    <style:style style:name="T38" style:family="text">
      <style:text-properties officeooo:rsid="0119a116"/>
    </style:style>
    <style:style style:name="T39" style:family="text">
      <style:text-properties officeooo:rsid="01208f6b"/>
    </style:style>
    <style:style style:name="T40" style:family="text">
      <style:text-properties officeooo:rsid="011e1270"/>
    </style:style>
    <style:style style:name="T41" style:family="text">
      <style:text-properties officeooo:rsid="01154898"/>
    </style:style>
    <style:style style:name="T42" style:family="text">
      <style:text-properties officeooo:rsid="010a71f1"/>
    </style:style>
    <style:style style:name="T43" style:family="text">
      <style:text-properties officeooo:rsid="010a64c0"/>
    </style:style>
    <style:style style:name="T44" style:family="text">
      <style:text-properties officeooo:rsid="010943d6"/>
    </style:style>
    <style:style style:name="T45" style:family="text">
      <style:text-properties officeooo:rsid="01b66d14"/>
    </style:style>
    <style:style style:name="T46" style:family="text">
      <style:text-properties officeooo:rsid="012102ea"/>
    </style:style>
    <style:style style:name="T47" style:family="text">
      <style:text-properties officeooo:rsid="01493b34"/>
    </style:style>
    <style:style style:name="T48" style:family="text">
      <style:text-properties officeooo:rsid="01368b7d"/>
    </style:style>
    <style:style style:name="T49" style:family="text">
      <style:text-properties officeooo:rsid="0140a564"/>
    </style:style>
    <style:style style:name="T50" style:family="text">
      <style:text-properties officeooo:rsid="0153761d"/>
    </style:style>
    <style:style style:name="T51" style:family="text">
      <style:text-properties officeooo:rsid="01538266"/>
    </style:style>
    <style:style style:name="T52" style:family="text">
      <style:text-properties officeooo:rsid="01710d04"/>
    </style:style>
    <style:style style:name="T53" style:family="text">
      <style:text-properties officeooo:rsid="0169c892"/>
    </style:style>
    <style:style style:name="T54" style:family="text">
      <style:text-properties officeooo:rsid="016caef9"/>
    </style:style>
    <style:style style:name="T55" style:family="text">
      <style:text-properties officeooo:rsid="016cbf84"/>
    </style:style>
    <style:style style:name="T56" style:family="text">
      <style:text-properties officeooo:rsid="016cdc20"/>
    </style:style>
    <style:style style:name="T57" style:family="text">
      <style:text-properties officeooo:rsid="016e6924"/>
    </style:style>
    <style:style style:name="T58" style:family="text">
      <style:text-properties officeooo:rsid="015ad560"/>
    </style:style>
    <style:style style:name="T59" style:family="text">
      <style:text-properties officeooo:rsid="017d13e6"/>
    </style:style>
    <style:style style:name="T60" style:family="text">
      <style:text-properties officeooo:rsid="0177a406"/>
    </style:style>
    <style:style style:name="T61" style:family="text">
      <style:text-properties officeooo:rsid="015eef82"/>
    </style:style>
    <style:style style:name="T62" style:family="text">
      <style:text-properties officeooo:rsid="016064a8"/>
    </style:style>
    <style:style style:name="T63" style:family="text">
      <style:text-properties officeooo:rsid="01624e9a"/>
    </style:style>
    <style:style style:name="T64" style:family="text">
      <style:text-properties officeooo:rsid="0163ab2a"/>
    </style:style>
    <style:style style:name="T65" style:family="text">
      <style:text-properties officeooo:rsid="01621819"/>
    </style:style>
    <style:style style:name="T66" style:family="text">
      <style:text-properties officeooo:rsid="0185ac59"/>
    </style:style>
    <style:style style:name="T67" style:family="text">
      <style:text-properties officeooo:rsid="0186dbcc"/>
    </style:style>
    <style:style style:name="T68" style:family="text">
      <style:text-properties officeooo:rsid="018b7c59"/>
    </style:style>
    <style:style style:name="T69" style:family="text">
      <style:text-properties officeooo:rsid="018de0e7"/>
    </style:style>
    <style:style style:name="T70" style:family="text">
      <style:text-properties officeooo:rsid="018f5868"/>
    </style:style>
    <style:style style:name="T71" style:family="text">
      <style:text-properties officeooo:rsid="019496c6"/>
    </style:style>
    <style:style style:name="T72" style:family="text">
      <style:text-properties officeooo:rsid="0195efda"/>
    </style:style>
    <style:style style:name="T73" style:family="text">
      <style:text-properties officeooo:rsid="01a0d387"/>
    </style:style>
    <style:style style:name="T74" style:family="text">
      <style:text-properties officeooo:rsid="01a24443"/>
    </style:style>
    <style:style style:name="T75" style:family="text">
      <style:text-properties officeooo:rsid="01a9c244"/>
    </style:style>
    <style:style style:name="T76" style:family="text">
      <style:text-properties officeooo:rsid="0192f0d8"/>
    </style:style>
    <style:style style:name="T77" style:family="text">
      <style:text-properties officeooo:rsid="00a2b7d4"/>
    </style:style>
    <style:style style:name="T78" style:family="text">
      <style:text-properties officeooo:rsid="00a4442a"/>
    </style:style>
    <style:style style:name="T79" style:family="text">
      <style:text-properties officeooo:rsid="01b01ff2"/>
    </style:style>
    <style:style style:name="T80" style:family="text">
      <style:text-properties officeooo:rsid="01b0befe"/>
    </style:style>
    <style:style style:name="T81" style:family="text">
      <style:text-properties officeooo:rsid="01b5d031"/>
    </style:style>
    <style:style style:name="T82" style:family="text">
      <style:text-properties officeooo:rsid="01b61422"/>
    </style:style>
    <style:style style:name="T83" style:family="text">
      <style:text-properties officeooo:rsid="01c02746"/>
    </style:style>
    <style:style style:name="T84" style:family="text">
      <style:text-properties officeooo:rsid="0013a8f6"/>
    </style:style>
    <style:style style:name="T85" style:family="text">
      <style:text-properties officeooo:rsid="00184a77"/>
    </style:style>
    <style:style style:name="T86" style:family="text">
      <style:text-properties style:text-position="33% 80%"/>
    </style:style>
    <style:style style:name="T87" style:family="text">
      <style:text-properties officeooo:rsid="001b117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éma des statuts d’une association</text:p>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text:a xlink:type="simple" xlink:href="#__RefHeading___Toc560_3480058924" text:style-name="Index_20_Link" text:visited-style-name="Index_20_Link">Mentions obligatoires<text:tab/>2</text:a></text:p>
          <text:p text:style-name="P2"><text:a xlink:type="simple" xlink:href="#__RefHeading___Toc562_3480058924" text:style-name="Index_20_Link" text:visited-style-name="Index_20_Link">Article obligatoire : Titre<text:tab/>2</text:a></text:p>
          <text:p text:style-name="P2"><text:a xlink:type="simple" xlink:href="#__RefHeading___Toc564_3480058924" text:style-name="Index_20_Link" text:visited-style-name="Index_20_Link">Article obligatoire : Objet<text:tab/>2</text:a></text:p>
          <text:p text:style-name="P2"><text:a xlink:type="simple" xlink:href="#__RefHeading___Toc566_3480058924" text:style-name="Index_20_Link" text:visited-style-name="Index_20_Link">Article obligatoire : Siège social<text:tab/>2</text:a></text:p>
          <text:p text:style-name="P1"><text:a xlink:type="simple" xlink:href="#__RefHeading___Toc577_3480058924" text:style-name="Index_20_Link" text:visited-style-name="Index_20_Link">Vie de l’association<text:tab/>3</text:a></text:p>
          <text:p text:style-name="P2"><text:a xlink:type="simple" xlink:href="#__RefHeading___Toc579_34800589241" text:style-name="Index_20_Link" text:visited-style-name="Index_20_Link">Article obligatoire : Constitution de l’association<text:tab/>3</text:a></text:p>
          <text:p text:style-name="P2"><text:a xlink:type="simple" xlink:href="#__RefHeading___Toc579_3480058924" text:style-name="Index_20_Link" text:visited-style-name="Index_20_Link">Article obligatoire : Durée de vie de l’association<text:tab/>3</text:a></text:p>
          <text:p text:style-name="P2"><text:a xlink:type="simple" xlink:href="#__RefHeading___Toc741_3480058924" text:style-name="Index_20_Link" text:visited-style-name="Index_20_Link">Article obligatoire : Modification des statuts<text:tab/>3</text:a></text:p>
          <text:p text:style-name="P2"><text:a xlink:type="simple" xlink:href="#__RefHeading___Toc743_3480058924" text:style-name="Index_20_Link" text:visited-style-name="Index_20_Link">Article obligatoire : Dissolution de l’association<text:tab/>3</text:a></text:p>
          <text:p text:style-name="P1"><text:a xlink:type="simple" xlink:href="#__RefHeading___Toc568_3480058924" text:style-name="Index_20_Link" text:visited-style-name="Index_20_Link">Composition des membres de l’association<text:tab/>3</text:a></text:p>
          <text:p text:style-name="P2"><text:a xlink:type="simple" xlink:href="#__RefHeading___Toc581_3480058924" text:style-name="Index_20_Link" text:visited-style-name="Index_20_Link">Article obligatoire : Adhésion<text:tab/>3</text:a></text:p>
          <text:p text:style-name="P2"><text:a xlink:type="simple" xlink:href="#__RefHeading___Toc583_3480058924" text:style-name="Index_20_Link" text:visited-style-name="Index_20_Link">Article facultatif : Cotisation<text:tab/>3</text:a></text:p>
          <text:p text:style-name="P2"><text:a xlink:type="simple" xlink:href="#__RefHeading___Toc585_3480058924" text:style-name="Index_20_Link" text:visited-style-name="Index_20_Link">Article facultatif : Carte d’adhésion<text:tab/>3</text:a></text:p>
          <text:p text:style-name="P2"><text:a xlink:type="simple" xlink:href="#__RefHeading___Toc587_3480058924" text:style-name="Index_20_Link" text:visited-style-name="Index_20_Link">Article obligatoire : Nature des membres<text:tab/>3</text:a></text:p>
          <text:p text:style-name="P3"><text:a xlink:type="simple" xlink:href="#__RefHeading___Toc589_3480058924" text:style-name="Index_20_Link" text:visited-style-name="Index_20_Link">Facultatif : Membre actif<text:tab/>3</text:a></text:p>
          <text:p text:style-name="P3"><text:a xlink:type="simple" xlink:href="#__RefHeading___Toc591_3480058924" text:style-name="Index_20_Link" text:visited-style-name="Index_20_Link">Facultatif : Membre de droit<text:tab/>3</text:a></text:p>
          <text:p text:style-name="P3"><text:a xlink:type="simple" xlink:href="#__RefHeading___Toc593_3480058924" text:style-name="Index_20_Link" text:visited-style-name="Index_20_Link">Facultatif : Membre d’honneur<text:tab/>3</text:a></text:p>
          <text:p text:style-name="P3"><text:a xlink:type="simple" xlink:href="#__RefHeading___Toc595_3480058924" text:style-name="Index_20_Link" text:visited-style-name="Index_20_Link">Facultatif : Bienfaiteur<text:tab/>3</text:a></text:p>
          <text:p text:style-name="P3"><text:a xlink:type="simple" xlink:href="#__RefHeading___Toc597_3480058924" text:style-name="Index_20_Link" text:visited-style-name="Index_20_Link">Facultatif : Adhérent<text:tab/>3</text:a></text:p>
          <text:p text:style-name="P3"><text:a xlink:type="simple" xlink:href="#__RefHeading___Toc599_3480058924" text:style-name="Index_20_Link" text:visited-style-name="Index_20_Link">Facultatif : Associé<text:tab/>3</text:a></text:p>
          <text:p text:style-name="P2"><text:a xlink:type="simple" xlink:href="#__RefHeading___Toc603_3480058924" text:style-name="Index_20_Link" text:visited-style-name="Index_20_Link">Article obligatoire : Perte de la qualité de membre<text:tab/>3</text:a></text:p>
          <text:p text:style-name="P3"><text:a xlink:type="simple" xlink:href="#__RefHeading___Toc605_3480058924" text:style-name="Index_20_Link" text:visited-style-name="Index_20_Link">Facultatif : Démission<text:tab/>3</text:a></text:p>
          <text:p text:style-name="P3"><text:a xlink:type="simple" xlink:href="#__RefHeading___Toc607_3480058924" text:style-name="Index_20_Link" text:visited-style-name="Index_20_Link">Facultatif : Non renouvellement de l’adhésion<text:tab/>3</text:a></text:p>
          <text:p text:style-name="P3"><text:a xlink:type="simple" xlink:href="#__RefHeading___Toc609_3480058924" text:style-name="Index_20_Link" text:visited-style-name="Index_20_Link">Facultatif : Radiation<text:tab/>3</text:a></text:p>
          <text:p text:style-name="P1"><text:a xlink:type="simple" xlink:href="#__RefHeading___Toc570_3480058924" text:style-name="Index_20_Link" text:visited-style-name="Index_20_Link">Modes de fonctionnement<text:tab/>4</text:a></text:p>
          <text:p text:style-name="P2"><text:a xlink:type="simple" xlink:href="#__RefHeading___Toc615_3480058924" text:style-name="Index_20_Link" text:visited-style-name="Index_20_Link">Article facultatif : L’assemblée générale ordinaire<text:tab/>4</text:a></text:p>
          <text:p text:style-name="P3"><text:a xlink:type="simple" xlink:href="#__RefHeading___Toc617_3480058924" text:style-name="Index_20_Link" text:visited-style-name="Index_20_Link">Obligatoire : Composition de l’assemblée générale<text:tab/>4</text:a></text:p>
          <text:p text:style-name="P3"><text:a xlink:type="simple" xlink:href="#__RefHeading___Toc619_3480058924" text:style-name="Index_20_Link" text:visited-style-name="Index_20_Link">Obligatoire : Fréquence<text:tab/>4</text:a></text:p>
          <text:p text:style-name="P3"><text:a xlink:type="simple" xlink:href="#__RefHeading___Toc621_3480058924" text:style-name="Index_20_Link" text:visited-style-name="Index_20_Link">Obligatoire : Conditions de convocation<text:tab/>4</text:a></text:p>
          <text:p text:style-name="P3"><text:a xlink:type="simple" xlink:href="#__RefHeading___Toc623_3480058924" text:style-name="Index_20_Link" text:visited-style-name="Index_20_Link">Obligatoire : Contenu<text:tab/>4</text:a></text:p>
          <text:p text:style-name="P3"><text:a xlink:type="simple" xlink:href="#__RefHeading___Toc625_3480058924" text:style-name="Index_20_Link" text:visited-style-name="Index_20_Link">Obligatoire : Modalités de vote<text:tab/>4</text:a></text:p>
          <text:p text:style-name="P3"><text:a xlink:type="simple" xlink:href="#__RefHeading___Toc627_3480058924" text:style-name="Index_20_Link" text:visited-style-name="Index_20_Link">Facultatif : Pouvoir ou mandat de vote<text:tab/>4</text:a></text:p>
          <text:p text:style-name="P3"><text:a xlink:type="simple" xlink:href="#__RefHeading___Toc629_3480058924" text:style-name="Index_20_Link" text:visited-style-name="Index_20_Link">Facultatif : Quorums à atteindre pour la validation des décisions<text:tab/>4</text:a></text:p>
          <text:p text:style-name="P2"><text:a xlink:type="simple" xlink:href="#__RefHeading___Toc615_34800589241" text:style-name="Index_20_Link" text:visited-style-name="Index_20_Link">Article facultatif : L’assemblée générale extraordinaire<text:tab/>4</text:a></text:p>
          <text:p text:style-name="P2"><text:a xlink:type="simple" xlink:href="#__RefHeading___Toc631_3480058924" text:style-name="Index_20_Link" text:visited-style-name="Index_20_Link">Article facultatif : Le conseil d’administration<text:tab/>4</text:a></text:p>
          <text:p text:style-name="P3"><text:a xlink:type="simple" xlink:href="#__RefHeading___Toc671_3480058924" text:style-name="Index_20_Link" text:visited-style-name="Index_20_Link">Obligatoire : Rôle du conseil d’administration<text:tab/>4</text:a></text:p>
          <text:p text:style-name="P3"><text:a xlink:type="simple" xlink:href="#__RefHeading___Toc673_3480058924" text:style-name="Index_20_Link" text:visited-style-name="Index_20_Link">Facultatif : Nombre de membres<text:tab/>4</text:a></text:p>
          <text:p text:style-name="P3"><text:a xlink:type="simple" xlink:href="#__RefHeading___Toc619_34800589241" text:style-name="Index_20_Link" text:visited-style-name="Index_20_Link">Obligatoire : Fréquence<text:tab/>4</text:a></text:p>
          <text:p text:style-name="P3"><text:a xlink:type="simple" xlink:href="#__RefHeading___Toc621_34800589241" text:style-name="Index_20_Link" text:visited-style-name="Index_20_Link">Obligatoire : Conditions de convocation<text:tab/>4</text:a></text:p>
          <text:p text:style-name="P3"><text:a xlink:type="simple" xlink:href="#__RefHeading___Toc623_34800589241" text:style-name="Index_20_Link" text:visited-style-name="Index_20_Link">Obligatoire : Contenu<text:tab/>4</text:a></text:p>
          <text:p text:style-name="P3"><text:a xlink:type="simple" xlink:href="#__RefHeading___Toc625_34800589241" text:style-name="Index_20_Link" text:visited-style-name="Index_20_Link">Obligatoire : Modalités de vote<text:tab/>4</text:a></text:p>
          <text:p text:style-name="P3"><text:a xlink:type="simple" xlink:href="#__RefHeading___Toc675_3480058924" text:style-name="Index_20_Link" text:visited-style-name="Index_20_Link">Facultatif : Pouvoir ou mandat de vote<text:tab/>4</text:a></text:p>
          <text:p text:style-name="P3"><text:soft-page-break/><text:a xlink:type="simple" xlink:href="#__RefHeading___Toc629_34800589241" text:style-name="Index_20_Link" text:visited-style-name="Index_20_Link">Facultatif : Quorums à atteindre pour la validation des décisions<text:tab/>4</text:a></text:p>
          <text:p text:style-name="P2"><text:a xlink:type="simple" xlink:href="#__RefHeading___Toc677_3480058924" text:style-name="Index_20_Link" text:visited-style-name="Index_20_Link">Article facultatif : Le bureau<text:tab/>5</text:a></text:p>
          <text:p text:style-name="P3"><text:a xlink:type="simple" xlink:href="#__RefHeading___Toc679_3480058924" text:style-name="Index_20_Link" text:visited-style-name="Index_20_Link">Obligatoire : Conditions d’élection du bureau<text:tab/>5</text:a></text:p>
          <text:p text:style-name="P3"><text:a xlink:type="simple" xlink:href="#__RefHeading___Toc681_3480058924" text:style-name="Index_20_Link" text:visited-style-name="Index_20_Link">Obligatoire : Renouvellement<text:tab/>5</text:a></text:p>
          <text:p text:style-name="P3"><text:a xlink:type="simple" xlink:href="#__RefHeading___Toc683_3480058924" text:style-name="Index_20_Link" text:visited-style-name="Index_20_Link">Obligatoire : Composition du bureau<text:tab/>5</text:a></text:p>
          <text:p text:style-name="P3"><text:a xlink:type="simple" xlink:href="#__RefHeading___Toc685_3480058924" text:style-name="Index_20_Link" text:visited-style-name="Index_20_Link">Facultatif : Rôle de Président<text:tab/>5</text:a></text:p>
          <text:p text:style-name="P3"><text:a xlink:type="simple" xlink:href="#__RefHeading___Toc687_3480058924" text:style-name="Index_20_Link" text:visited-style-name="Index_20_Link">Facultatif : Rôle de Vice-Président<text:tab/>5</text:a></text:p>
          <text:p text:style-name="P3"><text:a xlink:type="simple" xlink:href="#__RefHeading___Toc689_3480058924" text:style-name="Index_20_Link" text:visited-style-name="Index_20_Link">Facultatif : Rôle de Trésorier<text:tab/>5</text:a></text:p>
          <text:p text:style-name="P3"><text:a xlink:type="simple" xlink:href="#__RefHeading___Toc691_3480058924" text:style-name="Index_20_Link" text:visited-style-name="Index_20_Link">Facultatif : Rôle de Secrétaire<text:tab/>5</text:a></text:p>
          <text:p text:style-name="P3"><text:a xlink:type="simple" xlink:href="#__RefHeading___Toc693_3480058924" text:style-name="Index_20_Link" text:visited-style-name="Index_20_Link">Facultatif : Rôle des Adjoints<text:tab/>5</text:a></text:p>
          <text:p text:style-name="P1"><text:a xlink:type="simple" xlink:href="#__RefHeading___Toc695_3480058924" text:style-name="Index_20_Link" text:visited-style-name="Index_20_Link">Finances de l’association<text:tab/>5</text:a></text:p>
          <text:p text:style-name="P2"><text:a xlink:type="simple" xlink:href="#__RefHeading___Toc697_3480058924" text:style-name="Index_20_Link" text:visited-style-name="Index_20_Link">Article obligatoire : Ressources de l’association<text:tab/>5</text:a></text:p>
          <text:p text:style-name="P3"><text:a xlink:type="simple" xlink:href="#__RefHeading___Toc699_3480058924" text:style-name="Index_20_Link" text:visited-style-name="Index_20_Link">Facultatif : Cotisations<text:tab/>5</text:a></text:p>
          <text:p text:style-name="P3"><text:a xlink:type="simple" xlink:href="#__RefHeading___Toc701_3480058924" text:style-name="Index_20_Link" text:visited-style-name="Index_20_Link">Facultatif : Vente de produits<text:tab/>5</text:a></text:p>
          <text:p text:style-name="P3"><text:a xlink:type="simple" xlink:href="#__RefHeading___Toc703_3480058924" text:style-name="Index_20_Link" text:visited-style-name="Index_20_Link">Facultatif : Vente de services ou de prestations<text:tab/>5</text:a></text:p>
          <text:p text:style-name="P3"><text:a xlink:type="simple" xlink:href="#__RefHeading___Toc705_3480058924" text:style-name="Index_20_Link" text:visited-style-name="Index_20_Link">Facultatif : Subventions<text:tab/>5</text:a></text:p>
          <text:p text:style-name="P3"><text:a xlink:type="simple" xlink:href="#__RefHeading___Toc707_3480058924" text:style-name="Index_20_Link" text:visited-style-name="Index_20_Link">Facultatif : Dons manuels<text:tab/>5</text:a></text:p>
          <text:p text:style-name="P3"><text:a xlink:type="simple" xlink:href="#__RefHeading___Toc709_3480058924" text:style-name="Index_20_Link" text:visited-style-name="Index_20_Link">Facultatif : Autres ressources<text:tab/>5</text:a></text:p>
          <text:p text:style-name="P2"><text:a xlink:type="simple" xlink:href="#__RefHeading___Toc711_3480058924" text:style-name="Index_20_Link" text:visited-style-name="Index_20_Link">Article obligatoire (le cas échéant) : Activités commerciales habituelles<text:tab/>5</text:a></text:p>
          <text:p text:style-name="P2"><text:a xlink:type="simple" xlink:href="#__RefHeading___Toc713_3480058924" text:style-name="Index_20_Link" text:visited-style-name="Index_20_Link">Articles obligatoire : Frais d’administration<text:tab/>5</text:a></text:p>
          <text:p text:style-name="P2"><text:a xlink:type="simple" xlink:href="#__RefHeading___Toc715_3480058924" text:style-name="Index_20_Link" text:visited-style-name="Index_20_Link">Article obligatoire : Vérification des comptes<text:tab/>6</text:a></text:p>
          <text:p text:style-name="P3"><text:a xlink:type="simple" xlink:href="#__RefHeading___Toc717_3480058924" text:style-name="Index_20_Link" text:visited-style-name="Index_20_Link">Facultatif (si subventions &lt; 150.000 €) : Vérificateur ou contrôleur aux comptes<text:tab/>6</text:a></text:p>
          <text:p text:style-name="P3"><text:a xlink:type="simple" xlink:href="#__RefHeading___Toc719_3480058924" text:style-name="Index_20_Link" text:visited-style-name="Index_20_Link">Obligatoire (si subventions &gt; 150.000 €) : Expert comptable<text:tab/>6</text:a></text:p>
          <text:p text:style-name="P1"><text:a xlink:type="simple" xlink:href="#__RefHeading___Toc721_3480058924" text:style-name="Index_20_Link" text:visited-style-name="Index_20_Link">Affiliations<text:tab/>6</text:a></text:p>
          <text:p text:style-name="P2"><text:a xlink:type="simple" xlink:href="#__RefHeading___Toc723_3480058924" text:style-name="Index_20_Link" text:visited-style-name="Index_20_Link">Article facultatif (principe) : Affiliation<text:tab/>6</text:a></text:p>
          <text:p text:style-name="P2"><text:a xlink:type="simple" xlink:href="#__RefHeading___Toc725_3480058924" text:style-name="Index_20_Link" text:visited-style-name="Index_20_Link">Article obligatoire (si association sportive) : Affiliation à la fédération sportive<text:tab/>6</text:a></text:p>
          <text:p text:style-name="P1"><text:a xlink:type="simple" xlink:href="#__RefHeading___Toc727_3480058924" text:style-name="Index_20_Link" text:visited-style-name="Index_20_Link">Activités et sections<text:tab/>6</text:a></text:p>
          <text:p text:style-name="P2"><text:a xlink:type="simple" xlink:href="#__RefHeading___Toc729_3480058924" text:style-name="Index_20_Link" text:visited-style-name="Index_20_Link">Article obligatoire : Activités de la section<text:tab/>6</text:a></text:p>
          <text:p text:style-name="P2"><text:a xlink:type="simple" xlink:href="#__RefHeading___Toc731_3480058924" text:style-name="Index_20_Link" text:visited-style-name="Index_20_Link">Article obligatoire : Contrôle de l’association et représentation dans les instances de l’association<text:tab/>6</text:a></text:p>
          <text:p text:style-name="P2"><text:a xlink:type="simple" xlink:href="#__RefHeading___Toc733_3480058924" text:style-name="Index_20_Link" text:visited-style-name="Index_20_Link">Article obligatoire : Autonomie<text:tab/>6</text:a></text:p>
          <text:p text:style-name="P3"><text:a xlink:type="simple" xlink:href="#__RefHeading___Toc735_3480058924" text:style-name="Index_20_Link" text:visited-style-name="Index_20_Link">Obligatoire : Budget<text:tab/>6</text:a></text:p>
          <text:p text:style-name="P3"><text:a xlink:type="simple" xlink:href="#__RefHeading___Toc737_3480058924" text:style-name="Index_20_Link" text:visited-style-name="Index_20_Link">Obligatoire : Organisation interne<text:tab/>6</text:a></text:p>
          <text:p text:style-name="P3"><text:a xlink:type="simple" xlink:href="#__RefHeading___Toc739_3480058924" text:style-name="Index_20_Link" text:visited-style-name="Index_20_Link">Obligatoire : Responsabilités de la section<text:tab/>6</text:a></text:p>
          <text:p text:style-name="P1"><text:a xlink:type="simple" xlink:href="#__RefHeading___Toc574_3480058924" text:style-name="Index_20_Link" text:visited-style-name="Index_20_Link">Règlement intérieur (RI) statutaire<text:tab/>6</text:a></text:p>
          <text:p text:style-name="P2"><text:a xlink:type="simple" xlink:href="#__RefHeading___Toc745_3480058924" text:style-name="Index_20_Link" text:visited-style-name="Index_20_Link">Article facultatif : Règlement intérieur<text:tab/>7</text:a></text:p>
          <text:p text:style-name="P3"><text:a xlink:type="simple" xlink:href="#__RefHeading___Toc747_3480058924" text:style-name="Index_20_Link" text:visited-style-name="Index_20_Link">Obligatoire : Approbation<text:tab/>7</text:a></text:p>
          <text:p text:style-name="P3"><text:a xlink:type="simple" xlink:href="#__RefHeading___Toc749_3480058924" text:style-name="Index_20_Link" text:visited-style-name="Index_20_Link">Obligatoire : Ratification<text:tab/>7</text:a></text:p>
          <text:p text:style-name="P3"><text:a xlink:type="simple" xlink:href="#__RefHeading___Toc751_3480058924" text:style-name="Index_20_Link" text:visited-style-name="Index_20_Link">Facultatif : Contenu<text:tab/>7</text:a></text:p>
          <text:p text:style-name="P1"><text:a xlink:type="simple" xlink:href="#__RefHeading___Toc757_3480058924" text:style-name="Index_20_Link" text:visited-style-name="Index_20_Link">Signatures<text:tab/>7</text:a></text:p>
        </text:index-body>
      </text:table-of-content>
      <text:p text:style-name="Text_20_body"/>
      <text:h text:style-name="P21" text:outline-level="3"><text:bookmark-start text:name="__RefHeading___Toc560_3480058924"/>Mentions obligatoires<text:bookmark-end text:name="__RefHeading___Toc560_3480058924"/></text:h>
      <text:h text:style-name="P26" text:outline-level="4"><text:bookmark-start text:name="__RefHeading___Toc562_3480058924"/><text:span text:style-name="T1">Article </text:span><text:span text:style-name="T2">obligatoire</text:span><text:span text:style-name="T1"> : </text:span>Titre<text:bookmark-end text:name="__RefHeading___Toc562_3480058924"/></text:h>
      <text:p text:style-name="P4">Il est fondé entre les adhérents aux présents statuts une association régie par la loi du 1<text:span text:style-name="T86">er</text:span> juillet 1901 et le décret du 16 août 1901, ayant pour titre <text:span text:style-name="T87">[titre].</text:span></text:p>
      <text:h text:style-name="P26" text:outline-level="4"><text:bookmark-start text:name="__RefHeading___Toc564_3480058924"/><text:span text:style-name="T1">Article </text:span><text:span text:style-name="T2">obligatoire</text:span><text:span text:style-name="T1"> : </text:span>Objet<text:bookmark-end text:name="__RefHeading___Toc564_3480058924"/></text:h>
      <text:p text:style-name="P33">Cette association a pour objet [<text:span text:style-name="T87">objet</text:span>].</text:p>
      <text:h text:style-name="P26" text:outline-level="4"><text:bookmark-start text:name="__RefHeading___Toc566_3480058924"/><text:span text:style-name="T1">Article </text:span><text:span text:style-name="T2">obligatoire</text:span><text:span text:style-name="T1"> : </text:span>Siège social<text:bookmark-end text:name="__RefHeading___Toc566_3480058924"/></text:h>
      <text:p text:style-name="P34">Le siège social est fixé [adresse_siege_social].</text:p>
      <text:p text:style-name="P4"/>
      <text:h text:style-name="P23" text:outline-level="3"><text:bookmark-start text:name="__RefHeading___Toc577_3480058924"/><text:span text:style-name="T3">Vie</text:span> de l’association<text:bookmark-end text:name="__RefHeading___Toc577_3480058924"/></text:h>
      <text:h text:style-name="P27" text:outline-level="4"><text:bookmark-start text:name="__RefHeading___Toc579_34800589241"/>Article <text:span text:style-name="T2">obligatoire</text:span> : <text:span text:style-name="T84">Constitution </text:span><text:span text:style-name="T5">de </text:span><text:span text:style-name="T4">l’association</text:span><text:bookmark-end text:name="__RefHeading___Toc579_34800589241"/></text:h>
      <text:h text:style-name="P26" text:outline-level="4"><text:bookmark-start text:name="__RefHeading___Toc579_3480058924"/>Article <text:span text:style-name="T2">obligatoire</text:span> : <text:span text:style-name="T4">Durée de </text:span><text:span text:style-name="T5">vie de </text:span><text:span text:style-name="T4">l’association</text:span><text:bookmark-end text:name="__RefHeading___Toc579_3480058924"/></text:h>
      <text:h text:style-name="P26" text:outline-level="4"><text:bookmark-start text:name="__RefHeading___Toc741_3480058924"/>Article obligatoire : Modification des statuts<text:bookmark-end text:name="__RefHeading___Toc741_3480058924"/></text:h>
      <text:h text:style-name="P28" text:outline-level="4"><text:bookmark-start text:name="__RefHeading___Toc743_3480058924"/>Article obligatoire : Dissolution de l’association<text:bookmark-end text:name="__RefHeading___Toc743_3480058924"/></text:h>
      <text:p text:style-name="P4"/>
      <text:h text:style-name="P24" text:outline-level="3"><text:bookmark-start text:name="__RefHeading___Toc568_3480058924"/>Composition de<text:span text:style-name="T6">s membres de</text:span> l’association<text:bookmark-end text:name="__RefHeading___Toc568_3480058924"/></text:h>
      <text:h text:style-name="P26" text:outline-level="4"><text:bookmark-start text:name="__RefHeading___Toc581_3480058924"/>Article <text:span text:style-name="T7">obligatoire</text:span> : <text:span text:style-name="T8">Adhésion</text:span><text:bookmark-end text:name="__RefHeading___Toc581_3480058924"/></text:h>
      <text:p text:style-name="P6">Aucune discrimination.</text:p>
      <text:p text:style-name="P7">Prévoir un écrit.</text:p>
      <text:h text:style-name="P26" text:outline-level="4"><text:bookmark-start text:name="__RefHeading___Toc583_3480058924"/>Article <text:span text:style-name="T7">f</text:span>acul<text:span text:style-name="T7">tatif : </text:span><text:span text:style-name="T9">Cotisation</text:span><text:bookmark-end text:name="__RefHeading___Toc583_3480058924"/></text:h>
      <text:h text:style-name="P26" text:outline-level="4"><text:bookmark-start text:name="__RefHeading___Toc585_3480058924"/>Article facultatif : Carte d’adhésion<text:bookmark-end text:name="__RefHeading___Toc585_3480058924"/></text:h>
      <text:h text:style-name="P26" text:outline-level="4"><text:bookmark-start text:name="__RefHeading___Toc587_3480058924"/>Article obligatoire : <text:span text:style-name="T10">Nature des membres</text:span><text:bookmark-end text:name="__RefHeading___Toc587_3480058924"/></text:h>
      <text:p text:style-name="P8">Pour chaque type de membre, préciser <text:span text:style-name="T11">les </text:span><text:span text:style-name="T12">conditions</text:span><text:span text:style-name="T11"> (</text:span><text:span text:style-name="T14">e</text:span><text:span text:style-name="T11">x : </text:span>cotisation, <text:span text:style-name="T15">participation active</text:span><text:span text:style-name="T14">) et les </text:span><text:span text:style-name="T13">effets</text:span><text:span text:style-name="T14"> (</text:span><text:span text:style-name="T16">ex : </text:span>droit de vote, éligibilité, <text:span text:style-name="T17">exonération de la cotisation</text:span><text:span text:style-name="T14">)</text:span><text:span text:style-name="T18">.</text:span></text:p>
      <text:h text:style-name="P30" text:outline-level="5"><text:bookmark-start text:name="__RefHeading___Toc589_3480058924"/><text:span text:style-name="T19">Facultatif : </text:span><text:span text:style-name="T20">Membre a</text:span>ctif<text:bookmark-end text:name="__RefHeading___Toc589_3480058924"/></text:h>
      <text:h text:style-name="P30" text:outline-level="5"><text:bookmark-start text:name="__RefHeading___Toc591_3480058924"/><text:span text:style-name="T19">Facultatif : </text:span><text:span text:style-name="T20">M</text:span><text:span text:style-name="T21">embre </text:span>de droit<text:bookmark-end text:name="__RefHeading___Toc591_3480058924"/></text:h>
      <text:p text:style-name="P9"><text:span text:style-name="T22">Remarque :</text:span><text:span text:style-name="T25"> </text:span>Les membres de droit doivent <text:span text:style-name="T26">quand même </text:span><text:span text:style-name="T27">donner leur accord.</text:span></text:p>
      <text:h text:style-name="P30" text:outline-level="5"><text:bookmark-start text:name="__RefHeading___Toc593_3480058924"/><text:soft-page-break/><text:span text:style-name="T19">Facultatif : </text:span><text:span text:style-name="T20">Membre d</text:span>’honneur<text:bookmark-end text:name="__RefHeading___Toc593_3480058924"/></text:h>
      <text:h text:style-name="P30" text:outline-level="5"><text:bookmark-start text:name="__RefHeading___Toc595_3480058924"/><text:span text:style-name="T19">Facultatif : </text:span><text:span text:style-name="T20">B</text:span>ienfaiteur<text:bookmark-end text:name="__RefHeading___Toc595_3480058924"/></text:h>
      <text:h text:style-name="P30" text:outline-level="5"><text:bookmark-start text:name="__RefHeading___Toc597_3480058924"/><text:span text:style-name="T19">Facultatif : </text:span><text:span text:style-name="T20">A</text:span>dhérent<text:bookmark-end text:name="__RefHeading___Toc597_3480058924"/></text:h>
      <text:h text:style-name="P30" text:outline-level="5"><text:bookmark-start text:name="__RefHeading___Toc599_3480058924"/><text:span text:style-name="T19">Facultatif : </text:span><text:span text:style-name="T20">A</text:span>ssocié<text:bookmark-end text:name="__RefHeading___Toc599_3480058924"/></text:h>
      <text:h text:style-name="P26" text:outline-level="4"><text:bookmark-start text:name="__RefHeading___Toc603_3480058924"/>Article obligatoire : Perte de la qualité de membre<text:bookmark-end text:name="__RefHeading___Toc603_3480058924"/></text:h>
      <text:h text:style-name="P30" text:outline-level="5"><text:bookmark-start text:name="__RefHeading___Toc605_3480058924"/><text:span text:style-name="T19">Facultatif : </text:span>Démission<text:bookmark-end text:name="__RefHeading___Toc605_3480058924"/></text:h>
      <text:p text:style-name="P10"><text:span text:style-name="T28">P</text:span>ar réunion devant témoins <text:span text:style-name="T28">ou </text:span>par <text:span text:style-name="T29">écrit.</text:span></text:p>
      <text:p text:style-name="P11">⇒ La démission doit préciser sur quoi elle porte (<text:span text:style-name="T30">fonctions </text:span><text:span text:style-name="T31">particulières,</text:span><text:span text:style-name="T30"> qualité d’adhérent, </text:span><text:span text:style-name="T32">quitter l’association</text:span><text:span text:style-name="T30">).</text:span></text:p>
      <text:h text:style-name="P30" text:outline-level="5"><text:bookmark-start text:name="__RefHeading___Toc607_3480058924"/><text:span text:style-name="T19">Facultatif : </text:span>Non renouvellement de l’adhésion<text:bookmark-end text:name="__RefHeading___Toc607_3480058924"/></text:h>
      <text:h text:style-name="P30" text:outline-level="5"><text:bookmark-start text:name="__RefHeading___Toc609_3480058924"/><text:span text:style-name="T19">Facultatif : </text:span>Radiation<text:bookmark-end text:name="__RefHeading___Toc609_3480058924"/></text:h>
      <text:p text:style-name="P12"><text:span text:style-name="T33">L</text:span><text:span text:style-name="T34">e RI peut préciser les </text:span><text:span text:style-name="T35">motifs </text:span><text:span text:style-name="T34">de la radiation </text:span><text:span text:style-name="T35">et </text:span><text:span text:style-name="T34">les </text:span><text:span text:style-name="T35">modalités de recours).</text:span></text:p>
      <text:p text:style-name="P4"/>
      <text:h text:style-name="P25" text:outline-level="3"><text:bookmark-start text:name="__RefHeading___Toc570_3480058924"/>Mode<text:span text:style-name="T36">s</text:span> de fonctionnement<text:bookmark-end text:name="__RefHeading___Toc570_3480058924"/></text:h>
      <text:h text:style-name="P26" text:outline-level="4"><text:bookmark-start text:name="__RefHeading___Toc615_3480058924"/>Article <text:span text:style-name="T37">facultatif</text:span> : L’assemblée générale ordinaire<text:bookmark-end text:name="__RefHeading___Toc615_3480058924"/></text:h>
      <text:p text:style-name="P13">C’est le regroupement de tous les membres pour approuver (ou désapprouver) les bilans de l’année écoulée et pour définir les orientations pour l’année à venir.</text:p>
      <text:p text:style-name="P13"><text:span text:style-name="T38">= </text:span>Mode un homme, une voix.</text:p>
      <text:h text:style-name="P30" text:outline-level="5"><text:bookmark-start text:name="__RefHeading___Toc617_3480058924"/><text:span text:style-name="T39">Obligatoire : </text:span>Composition de l’assemblée générale<text:bookmark-end text:name="__RefHeading___Toc617_3480058924"/></text:h>
      <text:h text:style-name="P30" text:outline-level="5"><text:bookmark-start text:name="__RefHeading___Toc619_3480058924"/><text:span text:style-name="T39">Obligatoire : </text:span>Fréquence<text:bookmark-end text:name="__RefHeading___Toc619_3480058924"/></text:h>
      <text:h text:style-name="P30" text:outline-level="5"><text:bookmark-start text:name="__RefHeading___Toc621_3480058924"/><text:span text:style-name="T39">Obligatoire : </text:span>Conditions de convocation<text:bookmark-end text:name="__RefHeading___Toc621_3480058924"/></text:h>
      <text:h text:style-name="P30" text:outline-level="5"><text:bookmark-start text:name="__RefHeading___Toc623_3480058924"/><text:span text:style-name="T39">Obligatoire : </text:span>Contenu<text:bookmark-end text:name="__RefHeading___Toc623_3480058924"/></text:h>
      <text:h text:style-name="P30" text:outline-level="5"><text:bookmark-start text:name="__RefHeading___Toc625_3480058924"/><text:span text:style-name="T39">Obligatoire : </text:span>Modalités de vote<text:bookmark-end text:name="__RefHeading___Toc625_3480058924"/></text:h>
      <text:p text:style-name="P14">Âge minimal, <text:span text:style-name="T40">droit de vote pour les parents et tuteurs.</text:span></text:p>
      <text:h text:style-name="P30" text:outline-level="5"><text:bookmark-start text:name="__RefHeading___Toc627_3480058924"/><text:span text:style-name="T41">F</text:span>acultatif : Pouvoir ou mandat de vote<text:bookmark-end text:name="__RefHeading___Toc627_3480058924"/></text:h>
      <text:p text:style-name="P5"><text:span text:style-name="T23">Remarque :</text:span><text:span text:style-name="T42"> I</text:span>l faut veiller à ne pas encourager l’absence des adhérents par un dispositif de représentation qui donnerait trop de pouvoir à ces absents, en limitant à un pouvoir par personne.</text:p>
      <text:h text:style-name="P30" text:outline-level="5"><text:bookmark-start text:name="__RefHeading___Toc629_3480058924"/><text:span text:style-name="T43">Facultatif : </text:span>Quorums <text:span text:style-name="T44">à atteindre pour la validation des décisions</text:span><text:bookmark-end text:name="__RefHeading___Toc629_3480058924"/></text:h>
      <text:p text:style-name="P4"/>
      <text:h text:style-name="P26" text:outline-level="4"><text:bookmark-start text:name="__RefHeading___Toc615_34800589241"/>Article <text:span text:style-name="T37">facultatif</text:span> : L’assemblée générale <text:span text:style-name="T45">extra</text:span>ordinaire<text:bookmark-end text:name="__RefHeading___Toc615_34800589241"/></text:h>
      <text:p text:style-name="P4"/>
      <text:h text:style-name="P29" text:outline-level="4"><text:bookmark-start text:name="__RefHeading___Toc631_3480058924"/><text:soft-page-break/>Article <text:span text:style-name="T37">facultatif</text:span> : <text:span text:style-name="T46">Le conseil d’administration</text:span><text:bookmark-end text:name="__RefHeading___Toc631_3480058924"/></text:h>
      <text:p text:style-name="P5">Le conseil d’administration assurent la gestion de l’association entre deux assemblées générales dans le but de mettre en œuvre les décisions de la dernière assemblée générale et ce, conformément à l’objet des statuts.</text:p>
      <text:h text:style-name="P30" text:outline-level="5"><text:bookmark-start text:name="__RefHeading___Toc671_3480058924"/>Obligatoire : Rôle du conseil d’administration<text:bookmark-end text:name="__RefHeading___Toc671_3480058924"/></text:h>
      <text:h text:style-name="P31" text:outline-level="5"><text:bookmark-start text:name="__RefHeading___Toc673_3480058924"/>Facultatif : Nombre de membres<text:bookmark-end text:name="__RefHeading___Toc673_3480058924"/></text:h>
      <text:p text:style-name="P4"><text:span text:style-name="T24">Remarque :</text:span><text:span text:style-name="T47"> Il est possible de se contenter de fixer une fourchette.</text:span></text:p>
      <text:h text:style-name="P30" text:outline-level="5"><text:bookmark-start text:name="__RefHeading___Toc619_34800589241"/><text:span text:style-name="T39">Obligatoire : </text:span>Fréquence<text:bookmark-end text:name="__RefHeading___Toc619_34800589241"/></text:h>
      <text:h text:style-name="P30" text:outline-level="5"><text:bookmark-start text:name="__RefHeading___Toc621_34800589241"/><text:span text:style-name="T39">Obligatoire : </text:span>Conditions de convocation<text:bookmark-end text:name="__RefHeading___Toc621_34800589241"/></text:h>
      <text:h text:style-name="P30" text:outline-level="5"><text:bookmark-start text:name="__RefHeading___Toc623_34800589241"/><text:span text:style-name="T39">Obligatoire : </text:span>Contenu<text:bookmark-end text:name="__RefHeading___Toc623_34800589241"/></text:h>
      <text:h text:style-name="P30" text:outline-level="5"><text:bookmark-start text:name="__RefHeading___Toc625_34800589241"/><text:span text:style-name="T39">Obligatoire : </text:span>Modalités de vote<text:bookmark-end text:name="__RefHeading___Toc625_34800589241"/></text:h>
      <text:h text:style-name="P30" text:outline-level="5"><text:bookmark-start text:name="__RefHeading___Toc675_3480058924"/><text:span text:style-name="T41">F</text:span><text:span text:style-name="T44">acultatif : Pouvoir ou mandat de vote</text:span><text:bookmark-end text:name="__RefHeading___Toc675_3480058924"/></text:h>
      <text:h text:style-name="P30" text:outline-level="5"><text:bookmark-start text:name="__RefHeading___Toc629_34800589241"/><text:span text:style-name="T43">Facultatif : </text:span>Quorums <text:span text:style-name="T44">à atteindre pour la validation des décisions</text:span><text:bookmark-end text:name="__RefHeading___Toc629_34800589241"/></text:h>
      <text:p text:style-name="P15"/>
      <text:h text:style-name="P26" text:outline-level="4"><text:bookmark-start text:name="__RefHeading___Toc677_3480058924"/><text:span text:style-name="T48">Article f</text:span>acultatif : <text:span text:style-name="T48">Le b</text:span>ureau<text:bookmark-end text:name="__RefHeading___Toc677_3480058924"/></text:h>
      <text:p text:style-name="P4">En général, le bureau n’a pas de pouvoir de décision, il prépare le conseil d’administration.</text:p>
      <text:h text:style-name="P30" text:outline-level="5"><text:bookmark-start text:name="__RefHeading___Toc679_3480058924"/><text:span text:style-name="T49">Obligatoire : </text:span>Condition<text:span text:style-name="T49">s</text:span> d’élection <text:span text:style-name="T49">du bureau</text:span><text:bookmark-end text:name="__RefHeading___Toc679_3480058924"/></text:h>
      <text:h text:style-name="P30" text:outline-level="5"><text:bookmark-start text:name="__RefHeading___Toc681_3480058924"/>Obligatoire : Renouvellement<text:bookmark-end text:name="__RefHeading___Toc681_3480058924"/></text:h>
      <text:h text:style-name="P30" text:outline-level="5"><text:bookmark-start text:name="__RefHeading___Toc683_3480058924"/>Obligatoire : Composition du bureau<text:bookmark-end text:name="__RefHeading___Toc683_3480058924"/></text:h>
      <text:h text:style-name="P30" text:outline-level="5"><text:bookmark-start text:name="__RefHeading___Toc685_3480058924"/>Facultatif : <text:span text:style-name="T50">Rôle de </text:span>Président<text:bookmark-end text:name="__RefHeading___Toc685_3480058924"/></text:h>
      <text:h text:style-name="P30" text:outline-level="5"><text:bookmark-start text:name="__RefHeading___Toc687_3480058924"/>Facultatif : <text:span text:style-name="T50">Rôle de </text:span><text:span text:style-name="T51">Vice-</text:span>Président<text:bookmark-end text:name="__RefHeading___Toc687_3480058924"/></text:h>
      <text:h text:style-name="P30" text:outline-level="5"><text:bookmark-start text:name="__RefHeading___Toc689_3480058924"/>Facultatif : <text:span text:style-name="T50">Rôle de </text:span>Trésorier<text:bookmark-end text:name="__RefHeading___Toc689_3480058924"/></text:h>
      <text:h text:style-name="P30" text:outline-level="5"><text:bookmark-start text:name="__RefHeading___Toc691_3480058924"/>Facultatif : <text:span text:style-name="T50">Rôle de </text:span>Secrétaire<text:bookmark-end text:name="__RefHeading___Toc691_3480058924"/></text:h>
      <text:h text:style-name="P30" text:outline-level="5"><text:bookmark-start text:name="__RefHeading___Toc693_3480058924"/>Facultatif : <text:span text:style-name="T50">Rôle des </text:span>Adjoints<text:bookmark-end text:name="__RefHeading___Toc693_3480058924"/></text:h>
      <text:p text:style-name="P4"/>
      <text:h text:style-name="P22" text:outline-level="3"><text:bookmark-start text:name="__RefHeading___Toc695_3480058924"/><text:soft-page-break/>Finances de l’association<text:bookmark-end text:name="__RefHeading___Toc695_3480058924"/></text:h>
      <text:h text:style-name="P26" text:outline-level="4"><text:bookmark-start text:name="__RefHeading___Toc697_3480058924"/>Article <text:span text:style-name="T52">obligatoire</text:span> : <text:span text:style-name="T53">Ressources de l’association</text:span><text:bookmark-end text:name="__RefHeading___Toc697_3480058924"/></text:h>
      <text:h text:style-name="P30" text:outline-level="5"><text:bookmark-start text:name="__RefHeading___Toc699_3480058924"/>Facultatif : Cotisations<text:bookmark-end text:name="__RefHeading___Toc699_3480058924"/></text:h>
      <text:h text:style-name="P30" text:outline-level="5"><text:bookmark-start text:name="__RefHeading___Toc701_3480058924"/>Facultatif : <text:span text:style-name="T54">Vente de produits</text:span><text:bookmark-end text:name="__RefHeading___Toc701_3480058924"/></text:h>
      <text:h text:style-name="P30" text:outline-level="5"><text:bookmark-start text:name="__RefHeading___Toc703_3480058924"/>Facultatif : <text:span text:style-name="T54">Vente de services </text:span><text:span text:style-name="T55">ou de prestations</text:span><text:bookmark-end text:name="__RefHeading___Toc703_3480058924"/></text:h>
      <text:h text:style-name="P30" text:outline-level="5"><text:bookmark-start text:name="__RefHeading___Toc705_3480058924"/>Facultatif : <text:span text:style-name="T56">Subventions</text:span><text:bookmark-end text:name="__RefHeading___Toc705_3480058924"/></text:h>
      <text:h text:style-name="P30" text:outline-level="5"><text:bookmark-start text:name="__RefHeading___Toc707_3480058924"/>Facultatif : <text:span text:style-name="T57">Dons manuels</text:span><text:bookmark-end text:name="__RefHeading___Toc707_3480058924"/></text:h>
      <text:h text:style-name="P30" text:outline-level="5"><text:bookmark-start text:name="__RefHeading___Toc709_3480058924"/>Facultatif : <text:span text:style-name="T57">Autres ressources</text:span><text:bookmark-end text:name="__RefHeading___Toc709_3480058924"/></text:h>
      <text:p text:style-name="P4"/>
      <text:h text:style-name="P26" text:outline-level="4"><text:bookmark-start text:name="__RefHeading___Toc711_3480058924"/>Article obligatoire (le cas échéant) : Activités commerciales habituelles<text:bookmark-end text:name="__RefHeading___Toc711_3480058924"/></text:h>
      <text:p text:style-name="P16">Circulaire du 12 août 1987 pour la lutte contre la para-commercialité</text:p>
      <text:p text:style-name="P16">Les associations ne peuvent exercer <text:span text:style-name="T58">une </text:span>activité commerciale que si leurs statuts le prévoient expressément (ceci ne soustrait pas pour autant l’association aux obligations fiscales).</text:p>
      <text:p text:style-name="P16"/>
      <text:h text:style-name="P26" text:outline-level="4"><text:bookmark-start text:name="__RefHeading___Toc713_3480058924"/>Articles obligatoire : <text:span text:style-name="T59">F</text:span><text:span text:style-name="T60">rais </text:span><text:span text:style-name="T59">d’administration</text:span><text:bookmark-end text:name="__RefHeading___Toc713_3480058924"/></text:h>
      <text:p text:style-name="P4">Les fonctions de membres du conseil d’administration sont bénévoles. Les frais occasionnés par l’accomplissement du mandat d’administrateur peuvent être remboursés après fournitures de pièces justificatives. Ces frais sont intégrés à la comptabilité et apparaissent dans le bilan financier.</text:p>
      <text:p text:style-name="P16"/>
      <text:h text:style-name="P26" text:outline-level="4"><text:bookmark-start text:name="__RefHeading___Toc715_3480058924"/>Article obligatoire : <text:span text:style-name="T61">Vérification des comptes</text:span><text:bookmark-end text:name="__RefHeading___Toc715_3480058924"/></text:h>
      <text:h text:style-name="P30" text:outline-level="5"><text:bookmark-start text:name="__RefHeading___Toc717_3480058924"/><text:span text:style-name="T62">Facultatif</text:span> (si subventions &lt; 150.000 €) : <text:span text:style-name="T63">Vérificateur ou contrôleur aux comptes</text:span><text:bookmark-end text:name="__RefHeading___Toc717_3480058924"/></text:h>
      <text:p text:style-name="P4"><text:span text:style-name="T64">O</text:span>n peut nommer (ce n’est pas obligatoire) un vérificateur ou contrôleur aux comptes, personne reconnue pour sa compétence, membre ou non de l’association, mais dont la portée de l’avis sera très limité.</text:p>
      <text:h text:style-name="P30" text:outline-level="5"><text:bookmark-start text:name="__RefHeading___Toc719_3480058924"/>Obligatoire (si subventions &gt; 150.000 €) : <text:span text:style-name="T65">E</text:span><text:span text:style-name="T62">xper</text:span><text:span text:style-name="T65">t comptable</text:span><text:bookmark-end text:name="__RefHeading___Toc719_3480058924"/></text:h>
      <text:p text:style-name="P4"><text:span text:style-name="T62">I</text:span>l faut nommer un commissaire aux comptes agréé (expert comptable) non membre de l’association, qui se fera rémunérer pour ce service.</text:p>
      <text:p text:style-name="P17"/>
      <text:h text:style-name="P22" text:outline-level="3"><text:bookmark-start text:name="__RefHeading___Toc721_3480058924"/><text:soft-page-break/>Affiliations<text:bookmark-end text:name="__RefHeading___Toc721_3480058924"/></text:h>
      <text:h text:style-name="P26" text:outline-level="4"><text:bookmark-start text:name="__RefHeading___Toc723_3480058924"/>Article facultatif (principe) : <text:span text:style-name="T66">Affiliation</text:span><text:bookmark-end text:name="__RefHeading___Toc723_3480058924"/></text:h>
      <text:h text:style-name="P26" text:outline-level="4"><text:bookmark-start text:name="__RefHeading___Toc725_3480058924"/>Article obligatoire (si association sportive) : <text:span text:style-name="T67">Affiliation à la fédération sportive</text:span><text:bookmark-end text:name="__RefHeading___Toc725_3480058924"/></text:h>
      <text:p text:style-name="P18">L’association est affiliée à une fédération et s’engage à se conformer aux statuts et au règlement intérieur de la fédération.</text:p>
      <text:p text:style-name="P18"/>
      <text:h text:style-name="P22" text:outline-level="3"><text:bookmark-start text:name="__RefHeading___Toc727_3480058924"/>Activités <text:span text:style-name="T68">et sections</text:span><text:bookmark-end text:name="__RefHeading___Toc727_3480058924"/></text:h>
      <text:p text:style-name="P19">Pour chaque section :</text:p>
      <text:h text:style-name="P26" text:outline-level="4"><text:bookmark-start text:name="__RefHeading___Toc729_3480058924"/>Article <text:span text:style-name="T69">obligatoire</text:span> : <text:span text:style-name="T70">Activités de la section</text:span><text:bookmark-end text:name="__RefHeading___Toc729_3480058924"/></text:h>
      <text:h text:style-name="P26" text:outline-level="4"><text:bookmark-start text:name="__RefHeading___Toc731_3480058924"/>Article <text:span text:style-name="T69">obligatoire</text:span> : <text:span text:style-name="T71">Contrôle de l’association </text:span><text:span text:style-name="T72">et représentation dans les instances de l’association</text:span><text:bookmark-end text:name="__RefHeading___Toc731_3480058924"/></text:h>
      <text:h text:style-name="P26" text:outline-level="4"><text:bookmark-start text:name="__RefHeading___Toc733_3480058924"/>Article <text:span text:style-name="T73">obligatoire</text:span> : Autonomie<text:bookmark-end text:name="__RefHeading___Toc733_3480058924"/></text:h>
      <text:h text:style-name="P30" text:outline-level="5"><text:bookmark-start text:name="__RefHeading___Toc735_3480058924"/>Obligatoire : Budget<text:bookmark-end text:name="__RefHeading___Toc735_3480058924"/></text:h>
      <text:p text:style-name="P4">C’est le trésorier de l’association qui est responsable du budget.</text:p>
      <text:p text:style-name="P4"><text:span text:style-name="T74">L</text:span>’assemblée générales se prononce sur la globalité des finances de l’association .</text:p>
      <text:h text:style-name="P30" text:outline-level="5"><text:bookmark-start text:name="__RefHeading___Toc737_3480058924"/>Obligatoire : <text:span text:style-name="T75">Organisation interne</text:span><text:bookmark-end text:name="__RefHeading___Toc737_3480058924"/></text:h>
      <text:h text:style-name="P30" text:outline-level="5"><text:bookmark-start text:name="__RefHeading___Toc739_3480058924"/>Obligatoire : R<text:span text:style-name="T76">esponsabilités</text:span><text:span text:style-name="T70"> de la section</text:span><text:bookmark-end text:name="__RefHeading___Toc739_3480058924"/></text:h>
      <text:p text:style-name="P4"/>
      <text:p text:style-name="P4"/>
      <text:h text:style-name="P22" text:outline-level="3"><text:bookmark-start text:name="__RefHeading___Toc574_3480058924"/>Règlement intérieur (RI) statutaire<text:bookmark-end text:name="__RefHeading___Toc574_3480058924"/></text:h>
      <text:p text:style-name="P4"><text:span text:style-name="T77">Il permet de </text:span>compléter et préciser les statuts.</text:p>
      <text:p text:style-name="P4"><text:span text:style-name="T78">Ex : S</text:span>ur le fonctionnement au quotidien de l’association (modalités de vote, fonctionnement de chaque section de l’association, définition des bénévoles pouvant être remboursés de leurs frais, etc.).</text:p>
      <text:p text:style-name="P4">Ses avantages : la souplesse (contrairement aux statuts, il peut être modifié sur délibération de l’assemblée générale ordinaire).</text:p>
      <text:h text:style-name="P26" text:outline-level="4"><text:bookmark-start text:name="__RefHeading___Toc745_3480058924"/>Article facultatif : <text:span text:style-name="T79">Règle</text:span><text:span text:style-name="T80">ment</text:span><text:span text:style-name="T79"> intérieur</text:span><text:bookmark-end text:name="__RefHeading___Toc745_3480058924"/></text:h>
      <text:h text:style-name="P30" text:outline-level="5"><text:bookmark-start text:name="__RefHeading___Toc747_3480058924"/>Obligatoire : Approbation<text:bookmark-end text:name="__RefHeading___Toc747_3480058924"/></text:h>
      <text:p text:style-name="P20"><text:span text:style-name="T81">Établi p</text:span>ar le conseil d’administration.</text:p>
      <text:h text:style-name="P30" text:outline-level="5"><text:bookmark-start text:name="__RefHeading___Toc749_3480058924"/>Obligatoire : Ratification<text:bookmark-end text:name="__RefHeading___Toc749_3480058924"/></text:h>
      <text:p text:style-name="P20"><text:span text:style-name="T82">Validé p</text:span>ar l’assemblée générale.</text:p>
      <text:h text:style-name="P30" text:outline-level="5"><text:bookmark-start text:name="__RefHeading___Toc751_3480058924"/><text:soft-page-break/>Facultatif : Contenu<text:bookmark-end text:name="__RefHeading___Toc751_3480058924"/></text:h>
      <text:p text:style-name="P20">On peut y mettre les règles de fonctionnement, d’administration, de gestion de l’association, mais aussi les règles propres aux activités :</text:p>
      <text:p text:style-name="P20">• les modalités de vote, quorums, procurations</text:p>
      <text:p text:style-name="P20">• les rôles des président(e), trésorier(e), secrétaire</text:p>
      <text:p text:style-name="P20">• les modalités de démission en cours de mandat</text:p>
      <text:p text:style-name="P20">• les motifs graves d’exclusion</text:p>
      <text:p text:style-name="P20">• les modes d’utilisation des différents équipements, la gestion du matériel</text:p>
      <text:p text:style-name="P20"/>
      <text:h text:style-name="P22" text:outline-level="3"><text:bookmark-start text:name="__RefHeading___Toc757_3480058924"/>Signature<text:span text:style-name="T83">s</text:span><text:bookmark-end text:name="__RefHeading___Toc757_3480058924"/></text:h>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24T11:23:14.311000000</meta:creation-date>
    <meta:generator>LibreOffice/7.3.3.2$Windows_X86_64 LibreOffice_project/d1d0ea68f081ee2800a922cac8f79445e4603348</meta:generator>
    <dc:date>2025-12-25T09:36:12.079000000</dc:date>
    <meta:editing-duration>PT9M11S</meta:editing-duration>
    <meta:editing-cycles>11</meta:editing-cycles>
    <meta:document-statistic meta:table-count="0" meta:image-count="0" meta:object-count="0" meta:page-count="8" meta:paragraph-count="201" meta:word-count="1461" meta:character-count="9731" meta:non-whitespace-character-count="8471"/>
  </office:meta>
</office:document-meta>
</file>